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URLStreamHandlerFactory.createURLStreamHandler( String protoc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ynamicURLStreamHandlerFactory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URLStreamHandlerFactory.push( URLStreamHandl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URLStreamHandlerFactory.get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